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gmentTermDocs.skipping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gmentTermDocs.nex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gmentTermDocs.seek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TermDocs.fr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gmentTermDocs.skipProx( long proxPointer , int payload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gmentTermDocs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gmentTermDocs.skipTo( int targ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gmentTermDocs.seek( TermEnum termEnu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gmentTermDocs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gmentTermDocs.readNoTf( final int [ ] docs , final int [ ] freqs , final int 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gmentTermDocs.SegmentTermDocs( SegmentRe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gmentTermDocs.read( final int [ ] docs , final int [ ] freq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gmentTermDocs.seek( TermInfo ti , Term ter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